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padding="0.049cm" fo:border-left="none" fo:border-right="none" fo:border-top="none" fo:border-bottom="0.002cm solid #000000" style:shadow="none"/>
      <style:text-properties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f den folgenden Seiten wird mit Greenfoot ein Spiel entwickelt, das Monster und Helden in einer Welt (inter)agieren lässt. Dabei können Sie wesentliche Elemente der (objektorientierten) Programmierung kennenlernen bzw. vertiefen.</text:p>
      <text:p text:style-name="Standard"/>
      <text:p text:style-name="Standard"/>
      <text:p text:style-name="P3">Spielbeschreibung</text:p>
      <text:p text:style-name="Standard">Im Monster und Helden Spiel spielen zwei Spieler, die jeweils einen Held über die Tastatur steuern, gegeneinander. Das Spiel ist beendet, wenn ein Held mit dem zufällig gesteuerten Monster zusammenstößt, oder wenn alle Pillen aufgesammelt sind. Im zweiten Fall gewinnt der Held mit der meisten Energie.</text:p>
      <text:p text:style-name="Standard">Jeder Held kann einen Slimefleck produzieren. Steht ein Held oder ein Monster auf einem Slimefleck, so klebt er für 10 Runden fest. Jede aufgesammelte Pille erhöht die Energie um einen zufälligen Wert (10, 20, 30). In einer Heilungsstation kann die Energie ebenfalls aufgeladen werden. Der Held bleibt für fünf Runden in der Heilungsstation und kann seinen Energievorrat so um 10 erhöhen. Jede Runde vermindert die Energie um 1.</text:p>
      <text:p text:style-name="P3"/>
      <text:p text:style-name="Standard">Laden Sie das Szenario Monster und Helden.</text:p>
      <text:p text:style-name="Standard">In der linken unteren Ecke ist bereits ein Monster zu sehen, das über die Tasten Q (links drehen),W(Pille aufnehmen),E(rechts drehen) und S(Slimefleck erzeugen) gesteuert werden kann.</text:p>
      <text:p text:style-name="Standard"/>
      <text:p text:style-name="P3">Aufgabe 1</text:p>
      <text:p text:style-name="P4">Legen Sie jeweils eine Klassenkarte von Wesen, Monster und Held an. </text:p>
      <text:p text:style-name="P4">Öffnen sie den Quellcode der Weltklasse und erläutern Sie, mit welcher Anweisung eine neues Objekt der Klasse <text:span text:style-name="T1">Held</text:span> erzeugt wird. Schreiben Sie die entsprechende Erklärung aus der Greenfoot-Klassendokumentation ab.</text:p>
      <text:p text:style-name="P4"/>
      <text:p text:style-name="P3">Aufgabe 2</text:p>
      <text:p text:style-name="P4">Erweitern Sie das Szenario so, dass zu Beginn des Spiels ein Heldobjekt der Klasse <text:span text:style-name="T1">Held</text:span> in der linken oberen Ecke erzeugt wird, der dieselben Fähigkeiten wie das Monster unten links hat. Die Steuerung soll über die Tasten „I“, „O“, „P“ und „L“ erfolgen.</text:p>
      <text:p text:style-name="P4"/>
      <text:p text:style-name="P3">Aufgabe 3</text:p>
      <text:p text:style-name="P4">Erweitern Sie das Szenario um einen weiteren Helden oben rechts. Denken Sie sich sinnvolle Steuertasten aus.</text:p>
      <text:p text:style-name="P4"/>
      <text:p text:style-name="P3">Aufgabe 4</text:p>
      <text:p text:style-name="P4">Stellen Sie nun das Monster auf „Automatikbetrieb“ um. Hinweise suchen Sie sich im schon vorhandenen Code Stellen heraus die Zufallszahlen erzeugen. Verwenden sie die act-Methode für automatische Abläufe.</text:p>
      <text:p text:style-name="P4"/>
      <text:p text:style-name="P3">Aufgabe 5</text:p>
      <text:p text:style-name="P4">Nun sollen beim Start des Spiels 10 Pillen auf dem Spielfeld verteilt werden.<text:line-break/>Informieren Sie sich im Buch über die Zählschleife (for-Schleife) und erklären Sie die einzelnen Bestandteile.</text:p>
      <text:p text:style-name="P4">Erweitern Sie das Szenario mit Hilfe einer for-Schleife so, dass beim Start 10 Pillen auf dem Spielfeld verteilt werden.</text:p>
      <text:p text:style-name="P4">(Hinweis: Für die Erzeugung zufälliger Zahlen, gibt es in der Dokumentation der Greenfoot-Klasse eine geeignet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Header">
      <style:paragraph-properties fo:padding="0.049cm" fo:border-left="none" fo:border-right="none" fo:border-top="none" fo:border-bottom="0.002cm solid #000000" style:shadow="non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aiser Wilhelm und Ratsgymnasium Hannover</text:p>
        <text:p text:style-name="MP1">Informatik</text:p>
        <text:p text:style-name="MP2">Einführung in die objektorientierte Programmierung mir Greenfoo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27T17:45:00.301000000</meta:creation-date>
    <dc:date>2015-04-20T22:49:11.19</dc:date>
    <meta:editing-duration>PT24M55S</meta:editing-duration>
    <meta:editing-cycles>7</meta:editing-cycles>
    <meta:generator>OpenOffice.org/3.3$Win32 OpenOffice.org_project/330m20$Build-9567</meta:generator>
    <meta:document-statistic meta:table-count="0" meta:image-count="0" meta:object-count="0" meta:page-count="1" meta:paragraph-count="22" meta:word-count="396" meta:character-count="2640"/>
    <dc:creator>Olaf Sielemann</dc:creator>
  </office:meta>
</office:document-meta>
</file>